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solid" svg:stroke-width="0.075cm" svg:stroke-color="#000000" svg:stroke-opacity="50%" draw:stroke-linejoin="round" svg:stroke-linecap="butt" draw:fill="none" fo:padding-top="0.037cm" fo:padding-bottom="0.037cm" fo:padding-left="0.037cm" fo:padding-right="0.037cm"/>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4"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6" style:family="graphic" style:parent-style-name="standard">
      <style:graphic-properties draw:stroke="none" svg:stroke-color="#ffffff" draw:fill="solid" draw:fill-color="#000000" draw:opacity="50%"/>
    </style:style>
    <style:style style:name="gr7" style:family="graphic" style:parent-style-name="standard">
      <style:graphic-properties draw:stroke="none" svg:stroke-width="0.025cm" svg:stroke-color="#ffffff" svg:stroke-opacity="50%" draw:stroke-linejoin="round" svg:stroke-linecap="round" draw:fill="none" fo:padding-top="0.012cm" fo:padding-bottom="0.012cm" fo:padding-left="0.012cm" fo:padding-right="0.012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none"/>
      <style:text-properties fo:font-size="12pt" style:font-size-asian="12pt" style:font-size-complex="12pt"/>
    </style:style>
    <style:style style:name="P5" style:family="paragraph">
      <loext:graphic-properties draw:fill="solid" draw:fill-color="#000000" draw:opacity="50%"/>
    </style:style>
    <style:style style:name="T1" style:family="text">
      <style:text-properties fo:color="#4d4d4d" style:font-name="OpenSans" fo:font-size="10pt" style:font-size-asian="10pt" style:font-name-complex="OpenSans" style:font-size-complex="10pt"/>
    </style:style>
    <style:style style:name="T2" style:family="text">
      <style:text-properties fo:color="#000000" style:font-name="OpenSans" fo:font-size="12pt" style:font-size-asian="12pt" style:font-name-complex="Open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649cm" svg:y1="14.492cm" svg:x2="24.501cm" svg:y2="14.492cm">
          <text:p/>
        </draw:line>
        <draw:line draw:style-name="gr1" draw:text-style-name="P1" draw:layer="layout" svg:x1="1.649cm" svg:y1="11.08cm" svg:x2="24.501cm" svg:y2="11.08cm">
          <text:p/>
        </draw:line>
        <draw:line draw:style-name="gr1" draw:text-style-name="P1" draw:layer="layout" svg:x1="1.649cm" svg:y1="7.666cm" svg:x2="24.501cm" svg:y2="7.666cm">
          <text:p/>
        </draw:line>
        <draw:line draw:style-name="gr1" draw:text-style-name="P1" draw:layer="layout" svg:x1="1.649cm" svg:y1="4.253cm" svg:x2="24.501cm" svg:y2="4.253cm">
          <text:p/>
        </draw:line>
        <draw:line draw:style-name="gr1" draw:text-style-name="P1" draw:layer="layout" svg:x1="1.649cm" svg:y1="0.84cm" svg:x2="24.501cm" svg:y2="0.84cm">
          <text:p/>
        </draw:line>
        <draw:polyline draw:style-name="gr2" draw:text-style-name="P1" draw:layer="layout" svg:width="19.722cm" svg:height="12.921cm" svg:x="2.688cm" svg:y="1.36cm" svg:viewBox="0 0 19723 12922" draw:points="0,812 263,798 526,783 789,769 1052,754 1315,738 1578,722 1840,705 2104,687 2366,667 2630,645 2892,621 3155,593 3418,563 3681,533 3944,501 4207,470 4470,440 4733,413 4996,388 5259,367 5522,347 5785,314 6048,269 6311,215 6574,159 6837,104 7100,56 7364,20 7627,0 7890,1 8153,15 8416,28 8679,43 8941,62 9205,87 9467,121 9731,166 9993,223 10256,295 10519,381 10782,464 11045,545 11308,628 11571,719 11834,821 12097,940 12360,1080 12623,1246 12886,1442 13149,1673 13412,1942 13675,2249 13938,2587 14201,2952 14464,3338 14727,3740 14990,4153 15253,4571 15516,4989 15779,5403 16041,5818 16305,6248 16567,6692 16831,7148 17093,7617 17356,8099 17619,8592 17882,9096 18145,9611 18408,10136 18671,10671 18934,11218 19197,11775 19460,12343 19723,12922">
          <text:p/>
        </draw:polyline>
        <draw:frame draw:style-name="gr3" draw:text-style-name="P3" draw:layer="layout" svg:width="0.692cm" svg:height="0.48cm" svg:x="0.776cm" svg:y="14.242cm">
          <draw:text-box>
            <text:p text:style-name="P2"><text:span text:style-name="T1">0.00</text:span></text:p>
          </draw:text-box>
        </draw:frame>
        <draw:frame draw:style-name="gr3" draw:text-style-name="P3" draw:layer="layout" svg:width="0.692cm" svg:height="0.48cm" svg:x="0.776cm" svg:y="10.829cm">
          <draw:text-box>
            <text:p text:style-name="P2"><text:span text:style-name="T1">0.25</text:span></text:p>
          </draw:text-box>
        </draw:frame>
        <draw:frame draw:style-name="gr3" draw:text-style-name="P3" draw:layer="layout" svg:width="0.692cm" svg:height="0.48cm" svg:x="0.776cm" svg:y="7.416cm">
          <draw:text-box>
            <text:p text:style-name="P2"><text:span text:style-name="T1">0.50</text:span></text:p>
          </draw:text-box>
        </draw:frame>
        <draw:frame draw:style-name="gr3" draw:text-style-name="P3" draw:layer="layout" svg:width="0.692cm" svg:height="0.48cm" svg:x="0.776cm" svg:y="4.003cm">
          <draw:text-box>
            <text:p text:style-name="P2"><text:span text:style-name="T1">0.75</text:span></text:p>
          </draw:text-box>
        </draw:frame>
        <draw:line draw:style-name="gr4" draw:text-style-name="P1" draw:layer="layout" svg:x1="1.552cm" svg:y1="14.492cm" svg:x2="1.649cm" svg:y2="14.492cm">
          <text:p/>
        </draw:line>
        <draw:line draw:style-name="gr4" draw:text-style-name="P1" draw:layer="layout" svg:x1="1.552cm" svg:y1="11.08cm" svg:x2="1.649cm" svg:y2="11.08cm">
          <text:p/>
        </draw:line>
        <draw:line draw:style-name="gr4" draw:text-style-name="P1" draw:layer="layout" svg:x1="1.552cm" svg:y1="7.666cm" svg:x2="1.649cm" svg:y2="7.666cm">
          <text:p/>
        </draw:line>
        <draw:line draw:style-name="gr4" draw:text-style-name="P1" draw:layer="layout" svg:x1="1.552cm" svg:y1="4.253cm" svg:x2="1.649cm" svg:y2="4.253cm">
          <text:p/>
        </draw:line>
        <draw:line draw:style-name="gr4" draw:text-style-name="P1" draw:layer="layout" svg:x1="1.552cm" svg:y1="0.84cm" svg:x2="1.649cm" svg:y2="0.84cm">
          <text:p/>
        </draw:line>
        <draw:line draw:style-name="gr4" draw:text-style-name="P1" draw:layer="layout" svg:x1="3.934cm" svg:y1="15.272cm" svg:x2="3.934cm" svg:y2="15.175cm">
          <text:p/>
        </draw:line>
        <draw:line draw:style-name="gr4" draw:text-style-name="P1" draw:layer="layout" svg:x1="8.089cm" svg:y1="15.272cm" svg:x2="8.089cm" svg:y2="15.175cm">
          <text:p/>
        </draw:line>
        <draw:line draw:style-name="gr4" draw:text-style-name="P1" draw:layer="layout" svg:x1="12.244cm" svg:y1="15.272cm" svg:x2="12.244cm" svg:y2="15.175cm">
          <text:p/>
        </draw:line>
        <draw:line draw:style-name="gr4" draw:text-style-name="P1" draw:layer="layout" svg:x1="16.399cm" svg:y1="15.272cm" svg:x2="16.399cm" svg:y2="15.175cm">
          <text:p/>
        </draw:line>
        <draw:line draw:style-name="gr4" draw:text-style-name="P1" draw:layer="layout" svg:x1="20.554cm" svg:y1="15.272cm" svg:x2="20.554cm" svg:y2="15.175cm">
          <text:p/>
        </draw:line>
        <draw:frame draw:style-name="gr3" draw:text-style-name="P3" draw:layer="layout" svg:width="0.692cm" svg:height="0.48cm" svg:x="0.776cm" svg:y="0.589cm">
          <draw:text-box>
            <text:p text:style-name="P2"><text:span text:style-name="T1">1.00</text:span></text:p>
          </draw:text-box>
        </draw:frame>
        <draw:frame draw:style-name="gr3" draw:text-style-name="P3" draw:layer="layout" svg:width="0.798cm" svg:height="0.48cm" svg:x="3.531cm" svg:y="15.224cm">
          <draw:text-box>
            <text:p text:style-name="P2"><text:span text:style-name="T1">1970</text:span></text:p>
          </draw:text-box>
        </draw:frame>
        <draw:frame draw:style-name="gr3" draw:text-style-name="P3" draw:layer="layout" svg:width="0.798cm" svg:height="0.48cm" svg:x="7.686cm" svg:y="15.224cm">
          <draw:text-box>
            <text:p text:style-name="P2"><text:span text:style-name="T1">1980</text:span></text:p>
          </draw:text-box>
        </draw:frame>
        <draw:frame draw:style-name="gr3" draw:text-style-name="P3" draw:layer="layout" svg:width="0.798cm" svg:height="0.48cm" svg:x="11.841cm" svg:y="15.224cm">
          <draw:text-box>
            <text:p text:style-name="P2"><text:span text:style-name="T1">1990</text:span></text:p>
          </draw:text-box>
        </draw:frame>
        <draw:frame draw:style-name="gr3" draw:text-style-name="P3" draw:layer="layout" svg:width="0.798cm" svg:height="0.48cm" svg:x="15.996cm" svg:y="15.224cm">
          <draw:text-box>
            <text:p text:style-name="P2"><text:span text:style-name="T1">2000</text:span></text:p>
          </draw:text-box>
        </draw:frame>
        <draw:frame draw:style-name="gr3" draw:text-style-name="P3" draw:layer="layout" svg:width="0.798cm" svg:height="0.48cm" svg:x="20.151cm" svg:y="15.224cm">
          <draw:text-box>
            <text:p text:style-name="P2"><text:span text:style-name="T1">2010</text:span></text:p>
          </draw:text-box>
        </draw:frame>
        <draw:frame draw:style-name="gr5" draw:text-style-name="P4" draw:layer="layout" svg:width="3.033cm" svg:height="0.577cm" svg:x="11.569cm" svg:y="15.644cm">
          <draw:text-box>
            <text:p text:style-name="P2"><text:span text:style-name="T2">Year ESA−listed</text:span></text:p>
          </draw:text-box>
        </draw:frame>
        <draw:frame draw:style-name="gr5" draw:text-style-name="P4" draw:layer="layout" svg:width="6.327cm" svg:height="0.577cm" draw:transform="rotate (1.5707963267949) translate (0.043cm 10.832cm)">
          <draw:text-box>
            <text:p text:style-name="P2"><text:span text:style-name="T2">Proportion of species with plans</text:span></text:p>
          </draw:text-box>
        </draw:frame>
        <draw:path draw:style-name="gr6" draw:text-style-name="P5" draw:layer="layout" svg:width="0.251cm" svg:height="0.25cm" svg:x="2.562cm" svg:y="1.355cm" svg:viewBox="0 0 252 251" svg:d="M0 126c0-69 57-126 127-126 69 0 125 57 125 126s-56 125-125 125c-70 0-127-56-127-125z">
          <text:p/>
        </draw:path>
        <draw:path draw:style-name="gr7" draw:text-style-name="P1" draw:layer="layout" svg:width="0.251cm" svg:height="0.25cm" svg:x="2.562cm" svg:y="1.355cm" svg:viewBox="0 0 252 251" svg:d="M0 126c0-69 57-126 127-126 69 0 125 57 125 126s-56 125-125 125c-70 0-127-56-127-125z">
          <text:p/>
        </draw:path>
        <draw:path draw:style-name="gr6" draw:text-style-name="P5" draw:layer="layout" svg:width="0.251cm" svg:height="0.25cm" svg:x="2.978cm" svg:y="0.715cm" svg:viewBox="0 0 252 251" svg:d="M0 125c0-69 56-125 125-125 70 0 127 56 127 125 0 70-57 126-127 126-69 0-125-56-125-126z">
          <text:p/>
        </draw:path>
        <draw:path draw:style-name="gr7" draw:text-style-name="P1" draw:layer="layout" svg:width="0.251cm" svg:height="0.25cm" svg:x="2.978cm" svg:y="0.715cm" svg:viewBox="0 0 252 251" svg:d="M0 125c0-69 56-125 125-125 70 0 127 56 127 125 0 70-57 126-127 126-69 0-125-56-125-126z">
          <text:p/>
        </draw:path>
        <draw:path draw:style-name="gr6" draw:text-style-name="P5" draw:layer="layout" svg:width="0.25cm" svg:height="0.25cm" svg:x="3.394cm" svg:y="0.715cm" svg:viewBox="0 0 251 251" svg:d="M0 125c0-69 56-125 125-125s126 56 126 125c0 70-57 126-126 126s-125-56-125-126z">
          <text:p/>
        </draw:path>
        <draw:path draw:style-name="gr7" draw:text-style-name="P1" draw:layer="layout" svg:width="0.25cm" svg:height="0.25cm" svg:x="3.394cm" svg:y="0.715cm" svg:viewBox="0 0 251 251" svg:d="M0 125c0-69 56-125 125-125s126 56 126 125c0 70-57 126-126 126s-125-56-125-126z">
          <text:p/>
        </draw:path>
        <draw:path draw:style-name="gr6" draw:text-style-name="P5" draw:layer="layout" svg:width="0.251cm" svg:height="0.25cm" svg:x="3.809cm" svg:y="2.458cm" svg:viewBox="0 0 252 251" svg:d="M0 125c0-69 56-125 126-125 69 0 126 56 126 125 0 70-57 126-126 126-70 0-126-56-126-126z">
          <text:p/>
        </draw:path>
        <draw:path draw:style-name="gr7" draw:text-style-name="P1" draw:layer="layout" svg:width="0.251cm" svg:height="0.25cm" svg:x="3.809cm" svg:y="2.458cm" svg:viewBox="0 0 252 251" svg:d="M0 125c0-69 56-125 126-125 69 0 126 56 126 125 0 70-57 126-126 126-70 0-126-56-126-126z">
          <text:p/>
        </draw:path>
        <draw:path draw:style-name="gr6" draw:text-style-name="P5" draw:layer="layout" svg:width="0.251cm" svg:height="0.25cm" svg:x="4.224cm" svg:y="0.715cm" svg:viewBox="0 0 252 251" svg:d="M0 125c0-69 57-125 126-125 70 0 126 56 126 125 0 70-56 126-126 126-69 0-126-56-126-126z">
          <text:p/>
        </draw:path>
        <draw:path draw:style-name="gr7" draw:text-style-name="P1" draw:layer="layout" svg:width="0.251cm" svg:height="0.25cm" svg:x="4.224cm" svg:y="0.715cm" svg:viewBox="0 0 252 251" svg:d="M0 125c0-69 57-125 126-125 70 0 126 56 126 125 0 70-56 126-126 126-69 0-126-56-126-126z">
          <text:p/>
        </draw:path>
        <draw:path draw:style-name="gr6" draw:text-style-name="P5" draw:layer="layout" svg:width="0.251cm" svg:height="0.251cm" svg:x="4.64cm" svg:y="9.816cm" svg:viewBox="0 0 252 252" svg:d="M0 127c0-70 56-127 125-127s127 57 127 127c0 69-58 125-127 125s-125-56-125-125z">
          <text:p/>
        </draw:path>
        <draw:path draw:style-name="gr7" draw:text-style-name="P1" draw:layer="layout" svg:width="0.251cm" svg:height="0.251cm" svg:x="4.64cm" svg:y="9.816cm" svg:viewBox="0 0 252 252" svg:d="M0 127c0-70 56-127 125-127s127 57 127 127c0 69-58 125-127 125s-125-56-125-125z">
          <text:p/>
        </draw:path>
        <draw:path draw:style-name="gr6" draw:text-style-name="P5" draw:layer="layout" svg:width="0.25cm" svg:height="0.25cm" svg:x="5.056cm" svg:y="0.715cm" svg:viewBox="0 0 251 251" svg:d="M0 125c0-69 56-125 126-125 69 0 125 56 125 125 0 70-56 126-125 126-70 0-126-56-126-126z">
          <text:p/>
        </draw:path>
        <draw:path draw:style-name="gr7" draw:text-style-name="P1" draw:layer="layout" svg:width="0.25cm" svg:height="0.25cm" svg:x="5.056cm" svg:y="0.715cm" svg:viewBox="0 0 251 251" svg:d="M0 125c0-69 56-125 126-125 69 0 125 56 125 125 0 70-56 126-125 126-70 0-126-56-126-126z">
          <text:p/>
        </draw:path>
        <draw:path draw:style-name="gr6" draw:text-style-name="P5" draw:layer="layout" svg:width="0.251cm" svg:height="0.25cm" svg:x="5.471cm" svg:y="0.715cm" svg:viewBox="0 0 252 251" svg:d="M0 125c0-69 56-125 125-125 70 0 127 56 127 125 0 70-57 126-127 126-69 0-125-56-125-126z">
          <text:p/>
        </draw:path>
        <draw:path draw:style-name="gr7" draw:text-style-name="P1" draw:layer="layout" svg:width="0.251cm" svg:height="0.25cm" svg:x="5.471cm" svg:y="0.715cm" svg:viewBox="0 0 252 251" svg:d="M0 125c0-69 56-125 125-125 70 0 127 56 127 125 0 70-57 126-127 126-69 0-125-56-125-126z">
          <text:p/>
        </draw:path>
        <draw:path draw:style-name="gr6" draw:text-style-name="P5" draw:layer="layout" svg:width="0.251cm" svg:height="0.251cm" svg:x="5.886cm" svg:y="2.421cm" svg:viewBox="0 0 252 252" svg:d="M0 126c0-69 57-126 126-126s126 57 126 126-57 126-126 126-126-57-126-126z">
          <text:p/>
        </draw:path>
        <draw:path draw:style-name="gr7" draw:text-style-name="P1" draw:layer="layout" svg:width="0.251cm" svg:height="0.251cm" svg:x="5.886cm" svg:y="2.421cm" svg:viewBox="0 0 252 252" svg:d="M0 126c0-69 57-126 126-126s126 57 126 126-57 126-126 126-126-57-126-126z">
          <text:p/>
        </draw:path>
        <draw:path draw:style-name="gr6" draw:text-style-name="P5" draw:layer="layout" svg:width="0.251cm" svg:height="0.251cm" svg:x="6.302cm" svg:y="1.518cm" svg:viewBox="0 0 252 252" svg:d="M0 126c0-70 56-126 126-126 69 0 126 56 126 126 0 69-57 126-126 126-70 0-126-57-126-126z">
          <text:p/>
        </draw:path>
        <draw:path draw:style-name="gr7" draw:text-style-name="P1" draw:layer="layout" svg:width="0.251cm" svg:height="0.251cm" svg:x="6.302cm" svg:y="1.518cm" svg:viewBox="0 0 252 252" svg:d="M0 126c0-70 56-126 126-126 69 0 126 56 126 126 0 69-57 126-126 126-70 0-126-57-126-126z">
          <text:p/>
        </draw:path>
        <draw:path draw:style-name="gr6" draw:text-style-name="P5" draw:layer="layout" svg:width="0.251cm" svg:height="0.25cm" svg:x="6.717cm" svg:y="0.715cm" svg:viewBox="0 0 252 251" svg:d="M0 125c0-69 57-125 126-125 70 0 126 56 126 125 0 70-56 126-126 126-69 0-126-56-126-126z">
          <text:p/>
        </draw:path>
        <draw:path draw:style-name="gr7" draw:text-style-name="P1" draw:layer="layout" svg:width="0.251cm" svg:height="0.25cm" svg:x="6.717cm" svg:y="0.715cm" svg:viewBox="0 0 252 251" svg:d="M0 125c0-69 57-125 126-125 70 0 126 56 126 125 0 70-56 126-126 126-69 0-126-56-126-126z">
          <text:p/>
        </draw:path>
        <draw:path draw:style-name="gr6" draw:text-style-name="P5" draw:layer="layout" svg:width="0.251cm" svg:height="0.251cm" svg:x="7.548cm" svg:y="2.476cm" svg:viewBox="0 0 252 252" svg:d="M0 126c0-69 57-126 127-126 69 0 125 57 125 126 0 70-56 126-125 126-70 0-127-56-127-126z">
          <text:p/>
        </draw:path>
        <draw:path draw:style-name="gr7" draw:text-style-name="P1" draw:layer="layout" svg:width="0.251cm" svg:height="0.251cm" svg:x="7.548cm" svg:y="2.476cm" svg:viewBox="0 0 252 252" svg:d="M0 126c0-69 57-126 127-126 69 0 125 57 125 126 0 70-56 126-125 126-70 0-127-56-127-126z">
          <text:p/>
        </draw:path>
        <draw:path draw:style-name="gr6" draw:text-style-name="P5" draw:layer="layout" svg:width="0.251cm" svg:height="0.25cm" svg:x="7.964cm" svg:y="0.715cm" svg:viewBox="0 0 252 251" svg:d="M0 125c0-69 56-125 125-125 70 0 127 56 127 125 0 70-57 126-127 126-69 0-125-56-125-126z">
          <text:p/>
        </draw:path>
        <draw:path draw:style-name="gr7" draw:text-style-name="P1" draw:layer="layout" svg:width="0.251cm" svg:height="0.25cm" svg:x="7.964cm" svg:y="0.715cm" svg:viewBox="0 0 252 251" svg:d="M0 125c0-69 56-125 125-125 70 0 127 56 127 125 0 70-57 126-127 126-69 0-125-56-125-126z">
          <text:p/>
        </draw:path>
        <draw:path draw:style-name="gr6" draw:text-style-name="P5" draw:layer="layout" svg:width="0.251cm" svg:height="0.25cm" svg:x="8.379cm" svg:y="0.715cm" svg:viewBox="0 0 252 251" svg:d="M0 125c0-69 57-125 127-125 69 0 125 56 125 125 0 70-56 126-125 126-70 0-127-56-127-126z">
          <text:p/>
        </draw:path>
        <draw:path draw:style-name="gr7" draw:text-style-name="P1" draw:layer="layout" svg:width="0.251cm" svg:height="0.25cm" svg:x="8.379cm" svg:y="0.715cm" svg:viewBox="0 0 252 251" svg:d="M0 125c0-69 57-125 127-125 69 0 125 56 125 125 0 70-56 126-125 126-70 0-127-56-127-126z">
          <text:p/>
        </draw:path>
        <draw:path draw:style-name="gr6" draw:text-style-name="P5" draw:layer="layout" svg:width="0.25cm" svg:height="0.251cm" svg:x="8.795cm" svg:y="3.445cm" svg:viewBox="0 0 251 252" svg:d="M0 126c0-69 56-126 126-126 69 0 125 57 125 126s-56 126-125 126c-70 0-126-57-126-126z">
          <text:p/>
        </draw:path>
        <draw:path draw:style-name="gr7" draw:text-style-name="P1" draw:layer="layout" svg:width="0.25cm" svg:height="0.251cm" svg:x="8.795cm" svg:y="3.445cm" svg:viewBox="0 0 251 252" svg:d="M0 126c0-69 56-126 126-126 69 0 125 57 125 126s-56 126-125 126c-70 0-126-57-126-126z">
          <text:p/>
        </draw:path>
        <draw:path draw:style-name="gr6" draw:text-style-name="P5" draw:layer="layout" svg:width="0.251cm" svg:height="0.251cm" svg:x="9.21cm" svg:y="2.665cm" svg:viewBox="0 0 252 252" svg:d="M0 125c0-68 57-125 125-125 71 0 127 57 127 125 0 69-56 127-127 127-68 0-125-58-125-127z">
          <text:p/>
        </draw:path>
        <draw:path draw:style-name="gr7" draw:text-style-name="P1" draw:layer="layout" svg:width="0.251cm" svg:height="0.251cm" svg:x="9.21cm" svg:y="2.665cm" svg:viewBox="0 0 252 252" svg:d="M0 125c0-68 57-125 125-125 71 0 127 57 127 125 0 69-56 127-127 127-68 0-125-58-125-127z">
          <text:p/>
        </draw:path>
        <draw:path draw:style-name="gr6" draw:text-style-name="P5" draw:layer="layout" svg:width="0.251cm" svg:height="0.25cm" svg:x="9.626cm" svg:y="0.715cm" svg:viewBox="0 0 252 251" svg:d="M0 125c0-69 56-125 125-125s127 56 127 125c0 70-58 126-127 126s-125-56-125-126z">
          <text:p/>
        </draw:path>
        <draw:path draw:style-name="gr7" draw:text-style-name="P1" draw:layer="layout" svg:width="0.251cm" svg:height="0.25cm" svg:x="9.626cm" svg:y="0.715cm" svg:viewBox="0 0 252 251" svg:d="M0 125c0-69 56-125 125-125s127 56 127 125c0 70-58 126-127 126s-125-56-125-126z">
          <text:p/>
        </draw:path>
        <draw:path draw:style-name="gr6" draw:text-style-name="P5" draw:layer="layout" svg:width="0.251cm" svg:height="0.252cm" svg:x="10.041cm" svg:y="0.958cm" svg:viewBox="0 0 252 253" svg:d="M0 126c0-69 56-126 127-126 68 0 125 57 125 126 0 70-57 127-125 127-71 0-127-57-127-127z">
          <text:p/>
        </draw:path>
        <draw:path draw:style-name="gr7" draw:text-style-name="P1" draw:layer="layout" svg:width="0.251cm" svg:height="0.252cm" svg:x="10.041cm" svg:y="0.958cm" svg:viewBox="0 0 252 253" svg:d="M0 126c0-69 56-126 127-126 68 0 125 57 125 126 0 70-57 127-125 127-71 0-127-57-127-127z">
          <text:p/>
        </draw:path>
        <draw:path draw:style-name="gr6" draw:text-style-name="P5" draw:layer="layout" svg:width="0.25cm" svg:height="0.251cm" svg:x="10.457cm" svg:y="1.956cm" svg:viewBox="0 0 251 252" svg:d="M0 125c0-69 56-125 125-125 70 0 126 56 126 125 0 70-56 127-126 127-69 0-125-57-125-127z">
          <text:p/>
        </draw:path>
        <draw:path draw:style-name="gr7" draw:text-style-name="P1" draw:layer="layout" svg:width="0.25cm" svg:height="0.251cm" svg:x="10.457cm" svg:y="1.956cm" svg:viewBox="0 0 251 252" svg:d="M0 125c0-69 56-125 125-125 70 0 126 56 126 125 0 70-56 127-126 127-69 0-125-57-125-127z">
          <text:p/>
        </draw:path>
        <draw:path draw:style-name="gr6" draw:text-style-name="P5" draw:layer="layout" svg:width="0.251cm" svg:height="0.251cm" svg:x="10.872cm" svg:y="1.64cm" svg:viewBox="0 0 252 252" svg:d="M0 126c0-69 58-126 126-126 69 0 126 57 126 126s-57 126-126 126c-68 0-126-57-126-126z">
          <text:p/>
        </draw:path>
        <draw:path draw:style-name="gr7" draw:text-style-name="P1" draw:layer="layout" svg:width="0.251cm" svg:height="0.251cm" svg:x="10.872cm" svg:y="1.64cm" svg:viewBox="0 0 252 252" svg:d="M0 126c0-69 58-126 126-126 69 0 126 57 126 126s-57 126-126 126c-68 0-126-57-126-126z">
          <text:p/>
        </draw:path>
        <draw:path draw:style-name="gr6" draw:text-style-name="P5" draw:layer="layout" svg:width="0.251cm" svg:height="0.25cm" svg:x="11.288cm" svg:y="1.012cm" svg:viewBox="0 0 252 251" svg:d="M0 126c0-70 56-126 126-126 69 0 126 56 126 126 0 69-57 125-126 125-70 0-126-56-126-125z">
          <text:p/>
        </draw:path>
        <draw:path draw:style-name="gr7" draw:text-style-name="P1" draw:layer="layout" svg:width="0.251cm" svg:height="0.25cm" svg:x="11.288cm" svg:y="1.012cm" svg:viewBox="0 0 252 251" svg:d="M0 126c0-70 56-126 126-126 69 0 126 56 126 126 0 69-57 125-126 125-70 0-126-56-126-125z">
          <text:p/>
        </draw:path>
        <draw:path draw:style-name="gr6" draw:text-style-name="P5" draw:layer="layout" svg:width="0.251cm" svg:height="0.251cm" svg:x="11.703cm" svg:y="1.155cm" svg:viewBox="0 0 252 252" svg:d="M0 125c0-68 56-125 125-125 70 0 127 57 127 125 0 70-57 127-127 127-69 0-125-57-125-127z">
          <text:p/>
        </draw:path>
        <draw:path draw:style-name="gr7" draw:text-style-name="P1" draw:layer="layout" svg:width="0.251cm" svg:height="0.251cm" svg:x="11.703cm" svg:y="1.155cm" svg:viewBox="0 0 252 252" svg:d="M0 125c0-68 56-125 125-125 70 0 127 57 127 125 0 70-57 127-127 127-69 0-125-57-125-127z">
          <text:p/>
        </draw:path>
        <draw:path draw:style-name="gr6" draw:text-style-name="P5" draw:layer="layout" svg:width="0.251cm" svg:height="0.251cm" svg:x="12.118cm" svg:y="1.074cm" svg:viewBox="0 0 252 252" svg:d="M0 126c0-68 58-126 127-126s125 58 125 126c0 69-56 126-125 126s-127-57-127-126z">
          <text:p/>
        </draw:path>
        <draw:path draw:style-name="gr7" draw:text-style-name="P1" draw:layer="layout" svg:width="0.251cm" svg:height="0.251cm" svg:x="12.118cm" svg:y="1.074cm" svg:viewBox="0 0 252 252" svg:d="M0 126c0-68 58-126 127-126s125 58 125 126c0 69-56 126-125 126s-127-57-127-126z">
          <text:p/>
        </draw:path>
        <draw:path draw:style-name="gr6" draw:text-style-name="P5" draw:layer="layout" svg:width="0.251cm" svg:height="0.251cm" svg:x="12.534cm" svg:y="1.065cm" svg:viewBox="0 0 252 252" svg:d="M0 126c0-70 56-126 126-126 69 0 126 56 126 126 0 69-57 126-126 126-70 0-126-57-126-126z">
          <text:p/>
        </draw:path>
        <draw:path draw:style-name="gr7" draw:text-style-name="P1" draw:layer="layout" svg:width="0.251cm" svg:height="0.251cm" svg:x="12.534cm" svg:y="1.065cm" svg:viewBox="0 0 252 252" svg:d="M0 126c0-70 56-126 126-126 69 0 126 56 126 126 0 69-57 126-126 126-70 0-126-57-126-126z">
          <text:p/>
        </draw:path>
        <draw:path draw:style-name="gr6" draw:text-style-name="P5" draw:layer="layout" svg:width="0.25cm" svg:height="0.251cm" svg:x="12.95cm" svg:y="1.24cm" svg:viewBox="0 0 251 252" svg:d="M0 125c0-69 56-125 125-125 70 0 126 56 126 125 0 70-56 127-126 127-69 0-125-57-125-127z">
          <text:p/>
        </draw:path>
        <draw:path draw:style-name="gr7" draw:text-style-name="P1" draw:layer="layout" svg:width="0.25cm" svg:height="0.251cm" svg:x="12.95cm" svg:y="1.24cm" svg:viewBox="0 0 251 252" svg:d="M0 125c0-69 56-125 125-125 70 0 126 56 126 125 0 70-56 127-126 127-69 0-125-57-125-127z">
          <text:p/>
        </draw:path>
        <draw:path draw:style-name="gr6" draw:text-style-name="P5" draw:layer="layout" svg:width="0.251cm" svg:height="0.251cm" svg:x="13.365cm" svg:y="1.749cm" svg:viewBox="0 0 252 252" svg:d="M0 127c0-71 57-127 126-127s126 56 126 127c0 68-57 125-126 125s-126-57-126-125z">
          <text:p/>
        </draw:path>
        <draw:path draw:style-name="gr7" draw:text-style-name="P1" draw:layer="layout" svg:width="0.251cm" svg:height="0.251cm" svg:x="13.365cm" svg:y="1.749cm" svg:viewBox="0 0 252 252" svg:d="M0 127c0-71 57-127 126-127s126 56 126 127c0 68-57 125-126 125s-126-57-126-125z">
          <text:p/>
        </draw:path>
        <draw:path draw:style-name="gr6" draw:text-style-name="P5" draw:layer="layout" svg:width="0.251cm" svg:height="0.251cm" svg:x="13.78cm" svg:y="1.467cm" svg:viewBox="0 0 252 252" svg:d="M0 126c0-69 57-126 127-126 69 0 125 57 125 126s-56 126-125 126c-70 0-127-57-127-126z">
          <text:p/>
        </draw:path>
        <draw:path draw:style-name="gr7" draw:text-style-name="P1" draw:layer="layout" svg:width="0.251cm" svg:height="0.251cm" svg:x="13.78cm" svg:y="1.467cm" svg:viewBox="0 0 252 252" svg:d="M0 126c0-69 57-126 127-126 69 0 125 57 125 126s-56 126-125 126c-70 0-127-57-127-126z">
          <text:p/>
        </draw:path>
        <draw:path draw:style-name="gr6" draw:text-style-name="P5" draw:layer="layout" svg:width="0.251cm" svg:height="0.25cm" svg:x="14.196cm" svg:y="0.715cm" svg:viewBox="0 0 252 251" svg:d="M0 125c0-69 56-125 125-125 70 0 127 56 127 125 0 70-57 126-127 126-69 0-125-56-125-126z">
          <text:p/>
        </draw:path>
        <draw:path draw:style-name="gr7" draw:text-style-name="P1" draw:layer="layout" svg:width="0.251cm" svg:height="0.25cm" svg:x="14.196cm" svg:y="0.715cm" svg:viewBox="0 0 252 251" svg:d="M0 125c0-69 56-125 125-125 70 0 127 56 127 125 0 70-57 126-127 126-69 0-125-56-125-126z">
          <text:p/>
        </draw:path>
        <draw:path draw:style-name="gr6" draw:text-style-name="P5" draw:layer="layout" svg:width="0.25cm" svg:height="0.251cm" svg:x="14.612cm" svg:y="1.465cm" svg:viewBox="0 0 251 252" svg:d="M0 125c0-69 57-125 126-125s125 56 125 125c0 70-56 127-125 127s-126-57-126-127z">
          <text:p/>
        </draw:path>
        <draw:path draw:style-name="gr7" draw:text-style-name="P1" draw:layer="layout" svg:width="0.25cm" svg:height="0.251cm" svg:x="14.612cm" svg:y="1.465cm" svg:viewBox="0 0 251 252" svg:d="M0 125c0-69 57-125 126-125s125 56 125 125c0 70-56 127-125 127s-126-57-126-127z">
          <text:p/>
        </draw:path>
        <draw:path draw:style-name="gr6" draw:text-style-name="P5" draw:layer="layout" svg:width="0.251cm" svg:height="0.25cm" svg:x="15.027cm" svg:y="3.769cm" svg:viewBox="0 0 252 251" svg:d="M0 126c0-70 56-126 126-126 69 0 126 56 126 126 0 69-57 125-126 125-70 0-126-56-126-125z">
          <text:p/>
        </draw:path>
        <draw:path draw:style-name="gr7" draw:text-style-name="P1" draw:layer="layout" svg:width="0.251cm" svg:height="0.25cm" svg:x="15.027cm" svg:y="3.769cm" svg:viewBox="0 0 252 251" svg:d="M0 126c0-70 56-126 126-126 69 0 126 56 126 126 0 69-57 125-126 125-70 0-126-56-126-125z">
          <text:p/>
        </draw:path>
        <draw:path draw:style-name="gr6" draw:text-style-name="P5" draw:layer="layout" svg:width="0.251cm" svg:height="0.19cm" svg:x="15.442cm" svg:y="7.493cm" svg:viewBox="0 0 252 191" svg:d="M0 95c0-52 57-95 126-95 70 0 126 43 126 95 0 53-56 96-126 96-69 0-126-43-126-96z">
          <text:p/>
        </draw:path>
        <draw:path draw:style-name="gr7" draw:text-style-name="P1" draw:layer="layout" svg:width="0.251cm" svg:height="0.25cm" svg:x="15.442cm" svg:y="7.433cm" svg:viewBox="0 0 252 251" svg:d="M0 125c0-69 57-125 126-125 70 0 126 56 126 125 0 70-56 126-126 126-69 0-126-56-126-126z">
          <text:p/>
        </draw:path>
        <draw:path draw:style-name="gr6" draw:text-style-name="P5" draw:layer="layout" svg:width="0.251cm" svg:height="0.251cm" svg:x="15.858cm" svg:y="2.783cm" svg:viewBox="0 0 252 252" svg:d="M0 127c0-70 57-127 126-127s126 57 126 127c0 69-57 125-126 125s-126-56-126-125z">
          <text:p/>
        </draw:path>
        <draw:path draw:style-name="gr7" draw:text-style-name="P1" draw:layer="layout" svg:width="0.251cm" svg:height="0.251cm" svg:x="15.858cm" svg:y="2.783cm" svg:viewBox="0 0 252 252" svg:d="M0 127c0-70 57-127 126-127s126 57 126 127c0 69-57 125-126 125s-126-56-126-125z">
          <text:p/>
        </draw:path>
        <draw:path draw:style-name="gr6" draw:text-style-name="P5" draw:layer="layout" svg:width="0.251cm" svg:height="0.251cm" svg:x="16.273cm" svg:y="4.81cm" svg:viewBox="0 0 252 252" svg:d="M0 127c0-70 57-127 127-127 69 0 125 57 125 127 0 69-56 125-125 125-70 0-127-56-127-125z">
          <text:p/>
        </draw:path>
        <draw:path draw:style-name="gr7" draw:text-style-name="P1" draw:layer="layout" svg:width="0.251cm" svg:height="0.251cm" svg:x="16.273cm" svg:y="4.81cm" svg:viewBox="0 0 252 252" svg:d="M0 127c0-70 57-127 127-127 69 0 125 57 125 127 0 69-56 125-125 125-70 0-127-56-127-125z">
          <text:p/>
        </draw:path>
        <draw:path draw:style-name="gr6" draw:text-style-name="P5" draw:layer="layout" svg:width="0.251cm" svg:height="0.251cm" svg:x="16.689cm" svg:y="2.08cm" svg:viewBox="0 0 252 252" svg:d="M0 126c0-69 56-126 125-126 70 0 127 57 127 126s-57 126-127 126c-69 0-125-57-125-126z">
          <text:p/>
        </draw:path>
        <draw:path draw:style-name="gr7" draw:text-style-name="P1" draw:layer="layout" svg:width="0.251cm" svg:height="0.251cm" svg:x="16.689cm" svg:y="2.08cm" svg:viewBox="0 0 252 252" svg:d="M0 126c0-69 56-126 125-126 70 0 127 57 127 126s-57 126-127 126c-69 0-125-57-125-126z">
          <text:p/>
        </draw:path>
        <draw:path draw:style-name="gr6" draw:text-style-name="P5" draw:layer="layout" svg:width="0.251cm" svg:height="0.251cm" svg:x="17.104cm" svg:y="4.438cm" svg:viewBox="0 0 252 252" svg:d="M0 125c0-68 58-125 127-125s125 57 125 125c0 71-56 127-125 127s-127-56-127-127z">
          <text:p/>
        </draw:path>
        <draw:path draw:style-name="gr7" draw:text-style-name="P1" draw:layer="layout" svg:width="0.251cm" svg:height="0.251cm" svg:x="17.104cm" svg:y="4.438cm" svg:viewBox="0 0 252 252" svg:d="M0 125c0-68 58-125 127-125s125 57 125 125c0 71-56 127-125 127s-127-56-127-127z">
          <text:p/>
        </draw:path>
        <draw:path draw:style-name="gr6" draw:text-style-name="P5" draw:layer="layout" svg:width="0.251cm" svg:height="0.25cm" svg:x="17.52cm" svg:y="0.715cm" svg:viewBox="0 0 252 251" svg:d="M0 125c0-69 56-125 126-125 69 0 126 56 126 125 0 70-57 126-126 126-70 0-126-56-126-126z">
          <text:p/>
        </draw:path>
        <draw:path draw:style-name="gr7" draw:text-style-name="P1" draw:layer="layout" svg:width="0.251cm" svg:height="0.25cm" svg:x="17.52cm" svg:y="0.715cm" svg:viewBox="0 0 252 251" svg:d="M0 125c0-69 56-125 126-125 69 0 126 56 126 125 0 70-57 126-126 126-70 0-126-56-126-126z">
          <text:p/>
        </draw:path>
        <draw:path draw:style-name="gr6" draw:text-style-name="P5" draw:layer="layout" svg:width="0.251cm" svg:height="0.25cm" svg:x="17.935cm" svg:y="0.715cm" svg:viewBox="0 0 252 251" svg:d="M0 125c0-69 57-125 126-125 70 0 126 56 126 125 0 70-56 126-126 126-69 0-126-56-126-126z">
          <text:p/>
        </draw:path>
        <draw:path draw:style-name="gr7" draw:text-style-name="P1" draw:layer="layout" svg:width="0.251cm" svg:height="0.25cm" svg:x="17.935cm" svg:y="0.715cm" svg:viewBox="0 0 252 251" svg:d="M0 125c0-69 57-125 126-125 70 0 126 56 126 125 0 70-56 126-126 126-69 0-126-56-126-126z">
          <text:p/>
        </draw:path>
        <draw:path draw:style-name="gr6" draw:text-style-name="P5" draw:layer="layout" svg:width="0.25cm" svg:height="0.251cm" svg:x="18.351cm" svg:y="7.541cm" svg:viewBox="0 0 251 252" svg:d="M0 126c0-70 57-126 126-126s125 56 125 126c0 69-56 126-125 126s-126-57-126-126z">
          <text:p/>
        </draw:path>
        <draw:path draw:style-name="gr7" draw:text-style-name="P1" draw:layer="layout" svg:width="0.25cm" svg:height="0.251cm" svg:x="18.351cm" svg:y="7.541cm" svg:viewBox="0 0 251 252" svg:d="M0 126c0-70 57-126 126-126s125 56 125 126c0 69-56 126-125 126s-126-57-126-126z">
          <text:p/>
        </draw:path>
        <draw:path draw:style-name="gr6" draw:text-style-name="P5" draw:layer="layout" svg:width="0.251cm" svg:height="0.251cm" svg:x="18.766cm" svg:y="11.807cm" svg:viewBox="0 0 252 252" svg:d="M0 127c0-70 57-127 127-127 69 0 125 57 125 127 0 69-56 125-125 125-70 0-127-56-127-125z">
          <text:p/>
        </draw:path>
        <draw:path draw:style-name="gr7" draw:text-style-name="P1" draw:layer="layout" svg:width="0.251cm" svg:height="0.251cm" svg:x="18.766cm" svg:y="11.807cm" svg:viewBox="0 0 252 252" svg:d="M0 127c0-70 57-127 127-127 69 0 125 57 125 127 0 69-56 125-125 125-70 0-127-56-127-125z">
          <text:p/>
        </draw:path>
        <draw:path draw:style-name="gr6" draw:text-style-name="P5" draw:layer="layout" svg:width="0.251cm" svg:height="0.251cm" svg:x="19.182cm" svg:y="14.367cm" svg:viewBox="0 0 252 252" svg:d="M0 126c0-68 56-126 125-126 70 0 127 58 127 126 0 69-57 126-127 126-69 0-125-57-125-126z">
          <text:p/>
        </draw:path>
        <draw:path draw:style-name="gr7" draw:text-style-name="P1" draw:layer="layout" svg:width="0.251cm" svg:height="0.251cm" svg:x="19.182cm" svg:y="14.367cm" svg:viewBox="0 0 252 252" svg:d="M0 126c0-68 56-126 125-126 70 0 127 58 127 126 0 69-57 126-127 126-69 0-125-57-125-126z">
          <text:p/>
        </draw:path>
        <draw:path draw:style-name="gr6" draw:text-style-name="P5" draw:layer="layout" svg:width="0.251cm" svg:height="0.25cm" svg:x="19.597cm" svg:y="0.715cm" svg:viewBox="0 0 252 251" svg:d="M0 125c0-69 56-125 127-125 69 0 125 56 125 125 0 70-56 126-125 126-71 0-127-56-127-126z">
          <text:p/>
        </draw:path>
        <draw:path draw:style-name="gr7" draw:text-style-name="P1" draw:layer="layout" svg:width="0.251cm" svg:height="0.25cm" svg:x="19.597cm" svg:y="0.715cm" svg:viewBox="0 0 252 251" svg:d="M0 125c0-69 56-125 127-125 69 0 125 56 125 125 0 70-56 126-125 126-71 0-127-56-127-126z">
          <text:p/>
        </draw:path>
        <draw:path draw:style-name="gr6" draw:text-style-name="P5" draw:layer="layout" svg:width="0.25cm" svg:height="0.25cm" svg:x="20.013cm" svg:y="11.637cm" svg:viewBox="0 0 251 251" svg:d="M0 125c0-69 56-125 126-125 69 0 125 56 125 125s-56 126-125 126c-70 0-126-57-126-126z">
          <text:p/>
        </draw:path>
        <draw:path draw:style-name="gr7" draw:text-style-name="P1" draw:layer="layout" svg:width="0.25cm" svg:height="0.25cm" svg:x="20.013cm" svg:y="11.637cm" svg:viewBox="0 0 251 251" svg:d="M0 125c0-69 56-125 126-125 69 0 125 56 125 125s-56 126-125 126c-70 0-126-57-126-126z">
          <text:p/>
        </draw:path>
        <draw:path draw:style-name="gr6" draw:text-style-name="P5" draw:layer="layout" svg:width="0.251cm" svg:height="0.25cm" svg:x="20.428cm" svg:y="13.337cm" svg:viewBox="0 0 252 251" svg:d="M0 126c0-69 57-126 126-126s126 57 126 126-57 125-126 125-126-56-126-125z">
          <text:p/>
        </draw:path>
        <draw:path draw:style-name="gr7" draw:text-style-name="P1" draw:layer="layout" svg:width="0.251cm" svg:height="0.25cm" svg:x="20.428cm" svg:y="13.337cm" svg:viewBox="0 0 252 251" svg:d="M0 126c0-69 57-126 126-126s126 57 126 126-57 125-126 125-126-56-126-125z">
          <text:p/>
        </draw:path>
        <draw:path draw:style-name="gr6" draw:text-style-name="P5" draw:layer="layout" svg:width="0.251cm" svg:height="0.251cm" svg:x="20.844cm" svg:y="10.774cm" svg:viewBox="0 0 252 252" svg:d="M0 127c0-70 57-127 126-127s126 57 126 127c0 69-57 125-126 125s-126-56-126-125z">
          <text:p/>
        </draw:path>
        <draw:path draw:style-name="gr7" draw:text-style-name="P1" draw:layer="layout" svg:width="0.251cm" svg:height="0.251cm" svg:x="20.844cm" svg:y="10.774cm" svg:viewBox="0 0 252 252" svg:d="M0 127c0-70 57-127 126-127s126 57 126 127c0 69-57 125-126 125s-126-56-126-125z">
          <text:p/>
        </draw:path>
        <draw:path draw:style-name="gr6" draw:text-style-name="P5" draw:layer="layout" svg:width="0.251cm" svg:height="0.251cm" svg:x="21.259cm" svg:y="14.367cm" svg:viewBox="0 0 252 252" svg:d="M0 126c0-68 56-126 126-126 69 0 126 58 126 126 0 69-57 126-126 126-70 0-126-57-126-126z">
          <text:p/>
        </draw:path>
        <draw:path draw:style-name="gr7" draw:text-style-name="P1" draw:layer="layout" svg:width="0.251cm" svg:height="0.251cm" svg:x="21.259cm" svg:y="14.367cm" svg:viewBox="0 0 252 252" svg:d="M0 126c0-68 56-126 126-126 69 0 126 58 126 126 0 69-57 126-126 126-70 0-126-57-126-126z">
          <text:p/>
        </draw:path>
        <draw:path draw:style-name="gr6" draw:text-style-name="P5" draw:layer="layout" svg:width="0.25cm" svg:height="0.251cm" svg:x="21.675cm" svg:y="14.212cm" svg:viewBox="0 0 251 252" svg:d="M0 125c0-69 56-125 125-125s126 56 126 125c0 70-57 127-126 127s-125-57-125-127z">
          <text:p/>
        </draw:path>
        <draw:path draw:style-name="gr7" draw:text-style-name="P1" draw:layer="layout" svg:width="0.25cm" svg:height="0.251cm" svg:x="21.675cm" svg:y="14.212cm" svg:viewBox="0 0 251 252" svg:d="M0 125c0-69 56-125 125-125s126 56 126 125c0 70-57 127-126 127s-125-57-125-127z">
          <text:p/>
        </draw:path>
        <draw:path draw:style-name="gr6" draw:text-style-name="P5" draw:layer="layout" svg:width="0.251cm" svg:height="0.251cm" svg:x="22.09cm" svg:y="14.367cm" svg:viewBox="0 0 252 252" svg:d="M0 126c0-68 58-126 126-126 69 0 126 58 126 126 0 69-57 126-126 126-68 0-126-57-126-126z">
          <text:p/>
        </draw:path>
        <draw:path draw:style-name="gr7" draw:text-style-name="P1" draw:layer="layout" svg:width="0.251cm" svg:height="0.251cm" svg:x="22.09cm" svg:y="14.367cm" svg:viewBox="0 0 252 252" svg:d="M0 126c0-68 58-126 126-126 69 0 126 58 126 126 0 69-57 126-126 126-68 0-126-57-126-126z">
          <text:p/>
        </draw:path>
        <draw:path draw:style-name="gr6" draw:text-style-name="P5" draw:layer="layout" svg:width="0.25cm" svg:height="0.251cm" svg:x="22.506cm" svg:y="14.367cm" svg:viewBox="0 0 251 252" svg:d="M0 126c0-68 56-126 126-126 69 0 125 58 125 126 0 69-56 126-125 126-70 0-126-57-126-126z">
          <text:p/>
        </draw:path>
        <draw:path draw:style-name="gr7" draw:text-style-name="P1" draw:layer="layout" svg:width="0.25cm" svg:height="0.251cm" svg:x="22.506cm" svg:y="14.367cm" svg:viewBox="0 0 251 252" svg:d="M0 126c0-68 56-126 126-126 69 0 125 58 125 126 0 69-56 126-125 126-70 0-126-57-126-126z">
          <text:p/>
        </draw:path>
        <draw:path draw:style-name="gr6" draw:text-style-name="P5" draw:layer="layout" svg:width="0.251cm" svg:height="0.251cm" svg:x="22.921cm" svg:y="14.367cm" svg:viewBox="0 0 252 252" svg:d="M0 126c0-68 56-126 125-126s127 58 127 126c0 69-58 126-127 126s-125-57-125-126z">
          <text:p/>
        </draw:path>
        <draw:path draw:style-name="gr7" draw:text-style-name="P1" draw:layer="layout" svg:width="0.251cm" svg:height="0.251cm" svg:x="22.921cm" svg:y="14.367cm" svg:viewBox="0 0 252 252" svg:d="M0 126c0-68 56-126 125-126s127 58 127 126c0 69-58 126-127 126s-125-57-125-126z">
          <text:p/>
        </draw:path>
        <draw:path draw:style-name="gr6" draw:text-style-name="P5" draw:layer="layout" svg:width="0.251cm" svg:height="0.251cm" svg:x="23.336cm" svg:y="14.367cm" svg:viewBox="0 0 252 252" svg:d="M0 126c0-68 58-126 127-126s125 58 125 126c0 69-56 126-125 126s-127-57-127-126z">
          <text:p/>
        </draw:path>
        <draw:path draw:style-name="gr7" draw:text-style-name="P1" draw:layer="layout" svg:width="0.251cm" svg:height="0.251cm" svg:x="23.336cm" svg:y="14.367cm" svg:viewBox="0 0 252 252" svg:d="M0 126c0-68 58-126 127-126s125 58 125 126c0 69-56 126-125 126s-127-57-127-126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694cm" fo:page-height="16.2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10T09:52:00.533796000</dc:date>
    <meta:editing-duration>PT21M46S</meta:editing-duration>
    <meta:editing-cycles>1</meta:editing-cycles>
    <meta:document-statistic meta:object-count="128"/>
    <meta:generator>LibreOffice/5.4.4.2$MacOSX_X86_64 LibreOffice_project/2524958677847fb3bb44820e40380acbe820f960</meta:generator>
  </office:meta>
</office:document-meta>
</file>